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PMingLiU" svg:font-family="PMingLiU" style:font-family-generic="roman" style:font-pitch="variable" svg:panose-1="2 2 5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 fo:background-color="#FFFFFF" style:page-number="1">
        <style:background-fill draw:fill="solid" draw:fill-color="#FFFFFF"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10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P1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P1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27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indent="0.5in" fo:background-color="#FFFFFF">
        <style:background-fill draw:fill="solid" draw:fill-color="#FFFFFF"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2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57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62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67" style:parent-style-name="DefaultParagraphFont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70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1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2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74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76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78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7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80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82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84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5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87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89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0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91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93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6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98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9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00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3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4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5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0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0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1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1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0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2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3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3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4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3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37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3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0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1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46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7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4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50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5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53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54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56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158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FFFFFF" fo:font-size="14pt" style:font-size-asian="14pt" style:font-size-complex="14pt"/>
    </style:style>
  </office:automatic-styles>
  <office:body>
    <office:text text:use-soft-page-breaks="true">
      <text:p text:style-name="P1"><text:span text:style-name="T2">Week 1: Natural Language Toolkit (NLTK)</text:span></text:p>
      <text:p text:style-name="P3"/>
      <text:p text:style-name="P4"><text:span text:style-name="T5">Assignment</text:span></text:p>
      <text:p text:style-name="P6"/>
      <text:list text:style-name="WWNum3">
        <text:list-item text:start-value="1">
          <text:p text:style-name="P7"><text:span text:style-name="T8">Complete W3 Schools’ Python RegEx (regular expression) tutorial:</text:span></text:p>
        </text:list-item>
      </text:list>
      <text:p text:style-name="P9"><text:a xlink:href="https://www.w3schools.com/python/python_regex.asp" office:target-frame-name="_top" xlink:show="replace"><text:span text:style-name="T10">https://www.w3schools.com/python/python_regex.asp</text:span></text:a></text:p>
      <text:p text:style-name="P11">Including the “Try it yourself” buttons!</text:p>
      <text:p text:style-name="P12"/>
      <text:list text:style-name="WWNum3" text:continue-numbering="true">
        <text:list-item>
          <text:p text:style-name="P13"><text:span text:style-name="T14">OPTIONAL: Complete W3 Schools’ Python Pandas tutorial for people who have not used Pandas before:</text:span></text:p>
        </text:list-item>
      </text:list>
      <text:p text:style-name="P15"><text:a xlink:href="https://www.w3schools.com/python/pandas/pandas_getting_started.asp" office:target-frame-name="_top" xlink:show="replace"><text:span text:style-name="Hyperlink">https://www.w3schools.com/python/pandas/pandas_getting_started.asp</text:span></text:a></text:p>
      <text:p text:style-name="P16"/>
      <text:list text:style-name="WWNum3" text:continue-numbering="true">
        <text:list-item>
          <text:p text:style-name="P17"><text:span text:style-name="T18">OPTIONAL:<text:s/></text:span><text:span text:style-name="T19">Read “Why I Dig: Feminist Approaches to Text Analysis” by Lisa Marie Rhody:<text:s/></text:span><text:a xlink:href="https://dhdebates.gc.cuny.edu/read/untitled/section/508c8664-15c8-4262-a72a-e49299873d11" office:target-frame-name="_top" xlink:show="replace"><text:span text:style-name="T20">https://dhdebates.gc.cuny.e</text:span><text:bookmark-start text:name="_Hlt221633579"/><text:span text:style-name="T21">d</text:span><text:bookmark-end text:name="_Hlt221633579"/><text:span text:style-name="T22">u/read/untitled/section/508c8664-15c8-4262-a72a-e49299873d11</text:span></text:a></text:p>
        </text:list-item>
      </text:list>
      <text:p text:style-name="P23"/>
      <text:list text:style-name="WWNum3" text:continue-numbering="true">
        <text:list-item>
          <text:p text:style-name="P24"><text:span text:style-name="T25">OPTIONAL: Complete #4-13 (“Tokenising Text” through “Part-of-Speech Tagging Text”) in the Library Carpentry: Text and Data Mining</text:span></text:p>
        </text:list-item>
      </text:list>
      <text:p text:style-name="P26"><text:a xlink:href="http://librarycarpentry.org/lc-tdm/" office:target-frame-name="_top" xlink:show="replace"><text:span text:style-name="T27">http://librarycarpentry.org/lc-tdm/</text:span></text:a></text:p>
      <text:p text:style-name="P28"><text:span text:style-name="T29">Complete the exercises in your own Jupyter Notebook!</text:span></text:p>
      <text:p text:style-name="P30"/>
      <text:p text:style-name="P31"/>
      <text:p text:style-name="P32"/>
      <text:p text:style-name="P33"><text:span text:style-name="T34">Don’t miss out on the extra resources (not part of the assignment) on the next page!</text:span></text:p>
      <text:p text:style-name="P35"/>
      <text:p text:style-name="P36"><text:span text:style-name="T37">Go Further</text:span></text:p>
      <text:p text:style-name="P38"/>
      <text:p text:style-name="P39"><text:span text:style-name="T40">Read: the NLTK book, Chapter 1, Language Processing with Python:</text:span></text:p>
      <text:p text:style-name="P41"><text:a xlink:href="https://www.nltk.org/book/ch01.html" office:target-frame-name="_top" xlink:show="replace"><text:span text:style-name="T42">https://www.nltk.org/book/ch01.html</text:span></text:a></text:p>
      <text:p text:style-name="P43"/>
      <text:p text:style-name="P44"><text:span text:style-name="T45">Read: Word Embeddings: A Very Short Introduction by Anouk Lang:</text:span></text:p>
      <text:p text:style-name="P46"><text:a xlink:href="https://aelang.github.io/word-embeddings" office:target-frame-name="_top" xlink:show="replace"><text:span text:style-name="T47">https://aelang.github.io/word-embeddings</text:span></text:a></text:p>
      <text:p text:style-name="P48"/>
      <text:p text:style-name="P49"/>
      <text:p text:style-name="P50"><text:span text:style-name="T51">Helpful Resources</text:span></text:p>
      <text:p text:style-name="P52"/>
      <text:p text:style-name="P53"/>
      <text:soft-page-break/>
      <text:list text:style-name="WWNum4">
        <text:list-item text:start-value="0">
          <text:p text:style-name="P54"><text:span text:style-name="T55">Natural Language Processing with Python – Analyzing Text with the Natural Language Toolkit, 3rd Edition, by Steven Bird, Ewan Klein and Edward Loper (2019):</text:span></text:p>
        </text:list-item>
      </text:list>
      <text:p text:style-name="P56"><text:a xlink:href="https://www.nltk.org/book/" office:target-frame-name="_top" xlink:show="replace"><text:span text:style-name="T57">https://www.nltk.org/book/</text:span></text:a></text:p>
      <text:p text:style-name="P58"/>
      <text:list text:style-name="WWNum2">
        <text:list-item text:start-value="0">
          <text:p text:style-name="P59"><text:span text:style-name="T60">NLTK Documentation:</text:span></text:p>
        </text:list-item>
      </text:list>
      <text:p text:style-name="P61"><text:a xlink:href="https://www.nltk.org" office:target-frame-name="_top" xlink:show="replace"><text:span text:style-name="T62">https://www.nltk.org</text:span></text:a></text:p>
      <text:p text:style-name="P63"/>
      <text:list text:style-name="WWNum1">
        <text:list-item text:start-value="0">
          <text:p text:style-name="P64"><text:span text:style-name="T65">NLTK Demos (no coding required!):</text:span></text:p>
        </text:list-item>
      </text:list>
      <text:p text:style-name="P66"><text:a xlink:href="http://text-processing.com/demo/" office:target-frame-name="_top" xlink:show="replace"><text:span text:style-name="T67">http://text-processing.com/demo/</text:span></text:a></text:p>
      <text:p text:style-name="P68"/>
      <text:p text:style-name="P69"><text:span text:style-name="T70">Go Further</text:span></text:p>
      <text:p text:style-name="P71"/>
      <text:p text:style-name="P72"/>
      <text:p text:style-name="P73"><text:span text:style-name="T74">Read</text:span></text:p>
      <text:p text:style-name="P75"><text:span text:style-name="T76">:</text:span></text:p>
      <text:p text:style-name="P77"><text:span text:style-name="T78">the NLTK book,</text:span></text:p>
      <text:p text:style-name="P79"><text:span text:style-name="T80">Chapter 1,</text:span></text:p>
      <text:p text:style-name="P81"><text:span text:style-name="T82">Language Processing with Python</text:span></text:p>
      <text:p text:style-name="P83"><text:span text:style-name="T84">:</text:span></text:p>
      <text:p text:style-name="P85"/>
      <text:p text:style-name="P86"><text:span text:style-name="T87">https://www.nltk.org/book/ch01.html</text:span></text:p>
      <text:p text:style-name="P88"/>
      <text:p text:style-name="P89"/>
      <text:p text:style-name="P90"><text:span text:style-name="T91">Read:</text:span></text:p>
      <text:p text:style-name="P92"><text:span text:style-name="T93">Word Embeddings: A Very Short Introduction</text:span></text:p>
      <text:p text:style-name="P94"><text:span text:style-name="T95">by Anouk Lang:</text:span></text:p>
      <text:p text:style-name="P96"/>
      <text:p text:style-name="P97"><text:span text:style-name="T98">https://aelang.github.io/word</text:span></text:p>
      <text:p text:style-name="P99"><text:span text:style-name="T100">-</text:span></text:p>
      <text:p text:style-name="P101"><text:span text:style-name="T102">embeddings</text:span></text:p>
      <text:p text:style-name="P103"/>
      <text:p text:style-name="P104"/>
      <text:p text:style-name="P105"/>
      <text:p text:style-name="P106"><text:span text:style-name="T107">Helpful</text:span></text:p>
      <text:p text:style-name="P108"><text:span text:style-name="T109">Resources</text:span></text:p>
      <text:p text:style-name="P110"/>
      <text:p text:style-name="P111"/>
      <text:p text:style-name="P112"><text:span text:style-name="T113">•</text:span></text:p>
      <text:p text:style-name="P114"><text:span text:style-name="T115">Natural Language Processing with Python</text:span></text:p>
      <text:soft-page-break/>
      <text:p text:style-name="P116"><text:span text:style-name="T117">–</text:span></text:p>
      <text:p text:style-name="P118"><text:span text:style-name="T119">Analyzing Text with the Natural Language</text:span></text:p>
      <text:p text:style-name="P120"/>
      <text:p text:style-name="P121"><text:span text:style-name="T122">Toolkit</text:span></text:p>
      <text:p text:style-name="P123"><text:span text:style-name="T124">, 3</text:span></text:p>
      <text:p text:style-name="P125"><text:span text:style-name="T126">rd</text:span></text:p>
      <text:p text:style-name="P127"><text:span text:style-name="T128">Edition,</text:span></text:p>
      <text:p text:style-name="P129"><text:span text:style-name="T130">by Steven Bird, Ewan Klein and Edw</text:span></text:p>
      <text:p text:style-name="P131"><text:span text:style-name="T132">ard Loper</text:span></text:p>
      <text:p text:style-name="P133"><text:span text:style-name="T134">(2019)</text:span></text:p>
      <text:p text:style-name="P135"><text:span text:style-name="T136">:</text:span></text:p>
      <text:p text:style-name="P137"/>
      <text:p text:style-name="P138"><text:span text:style-name="T139">https://www.nltk.org/book/</text:span></text:p>
      <text:p text:style-name="P140"/>
      <text:p text:style-name="P141"><text:span text:style-name="T142">•</text:span></text:p>
      <text:p text:style-name="P143"><text:span text:style-name="T144">NLTK Documentation:</text:span></text:p>
      <text:p text:style-name="P145"><text:span text:style-name="T146">https://www.nltk.org</text:span></text:p>
      <text:p text:style-name="P147"/>
      <text:p text:style-name="P148"><text:span text:style-name="T149">•</text:span></text:p>
      <text:p text:style-name="P150"><text:span text:style-name="T151">NLTK Demos (no coding required!):</text:span></text:p>
      <text:p text:style-name="P152"><text:span text:style-name="T153">http://text</text:span></text:p>
      <text:p text:style-name="P154"><text:span text:style-name="T155">-</text:span></text:p>
      <text:p text:style-name="P156"><text:span text:style-name="T157">processing.com/demo/</text:span></text:p>
      <text:p text:style-name="P1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PMingLiU" svg:font-family="PMingLiU" style:font-family-generic="roman" style:font-pitch="variable" svg:panose-1="2 2 5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widows="0" fo:orphans="0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widows="0" fo:orphans="0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widows="0" fo:orphans="0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Standard" style:default-outline-level="4">
      <style:paragraph-properties fo:widows="0" fo:orphans="0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Standard" style:default-outline-level="5">
      <style:paragraph-properties fo:widows="0" fo:orphans="0"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Standard" style:default-outline-level="6">
      <style:paragraph-properties fo:widows="0" fo:orphans="0"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widows="0" fo:orphans="0" fo:text-align="center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Subtitle" style:display-name="Subtitle" style:family="paragraph" style:parent-style-name="Normal" style:next-style-name="Standard">
      <style:paragraph-properties fo:widows="0" fo:orphans="0" fo:text-align="center" fo:margin-bottom="0.0416in"/>
      <style:text-properties style:font-name="Arial" style:font-name-asian="Arial" style:font-name-complex="Arial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Times New Roman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Times New Roman" fo:font-size="14pt" style:font-size-asian="14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y Lan</dc:creator>
    <meta:creation-date>2026-02-10T16:31:00Z</meta:creation-date>
    <dc:date>2026-02-10T17:58:00Z</dc:date>
    <meta:template xlink:href="Normal.dotm" xlink:type="simple"/>
    <meta:editing-cycles>2</meta:editing-cycles>
    <meta:editing-duration>PT1380S</meta:editing-duration>
    <meta:document-statistic meta:page-count="3" meta:paragraph-count="5" meta:word-count="375" meta:character-count="2509" meta:row-count="17" meta:non-whitespace-character-count="2139"/>
  </office:meta>
</office:document-meta>
</file>